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89800000227A3A23EC0.png" manifest:media-type=""/>
  <manifest:file-entry manifest:full-path="Pictures/100002010000025A0000025A340E94E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Header">
      <style:text-properties officeooo:rsid="001570ba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line-height="100%" fo:text-align="center" style:justify-single-word="false"/>
      <style:text-properties style:font-name="GF Zemen Unicode" fo:font-size="16pt" style:text-underline-style="solid" style:text-underline-width="auto" style:text-underline-color="font-color" fo:font-weight="bold" officeooo:paragraph-rsid="001570ba" style:font-size-asian="16pt" style:font-weight-asian="bold" style:font-name-complex="GF Zemen Unicode" style:font-size-complex="16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GF Zemen Unicode" fo:font-size="12pt" officeooo:paragraph-rsid="001570ba" style:font-name-asian="MS Mincho" style:font-size-asian="12pt" style:font-name-complex="GF Zemen Unicode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GF Zemen Unicode" fo:font-size="12pt" officeooo:paragraph-rsid="00280880" style:font-name-asian="MS Mincho" style:font-size-asian="12pt" style:font-name-complex="GF Zemen Unicode" style:font-size-complex="12pt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style:font-name="GF Zemen Unicode" fo:font-size="12pt" officeooo:paragraph-rsid="001570ba" style:font-size-asian="12pt" style:font-name-complex="GF Zemen Unicode" style:font-size-complex="12pt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.25in" style:auto-text-indent="false"/>
      <style:text-properties style:font-name="GF Zemen Unicode" fo:font-size="12pt" officeooo:paragraph-rsid="001570ba" style:font-name-asian="MS Mincho" style:font-size-asian="12pt" style:font-name-complex="GF Zemen Unicode" style:font-size-complex="12pt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.25in" style:auto-text-indent="false"/>
      <style:text-properties style:font-name="GF Zemen Unicode" fo:font-size="12pt" officeooo:paragraph-rsid="001570ba" style:font-size-asian="12pt" style:font-name-complex="GF Zemen Unicode" style:font-size-complex="12pt"/>
    </style:style>
    <style:style style:name="P10" style:family="paragraph" style:parent-style-name="Standard">
      <style:paragraph-properties fo:line-height="100%" fo:text-align="justify" style:justify-single-word="false" fo:break-before="page"/>
      <style:text-properties style:font-name="GF Zemen Unicode" fo:font-size="12pt" officeooo:paragraph-rsid="00280880" style:font-name-asian="MS Mincho" style:font-size-asian="12pt" style:font-name-complex="GF Zemen Unicode" style:font-size-complex="12pt"/>
    </style:style>
    <style:style style:name="P11" style:family="paragraph" style:parent-style-name="Braam_20_Watermark">
      <style:paragraph-properties fo:line-height="100%" fo:text-align="center" style:justify-single-word="false"/>
      <style:text-properties style:font-name="GF Zemen Unicode" fo:font-size="16pt" style:text-underline-style="solid" style:text-underline-width="auto" style:text-underline-color="font-color" fo:font-weight="bold" officeooo:paragraph-rsid="001570ba" style:font-size-asian="16pt" style:font-weight-asian="bold" style:font-name-complex="GF Zemen Unicode" style:font-size-complex="16pt" style:font-weight-complex="bold"/>
    </style:style>
    <style:style style:name="P12" style:family="paragraph" style:parent-style-name="Braam_20_Watermark">
      <style:paragraph-properties fo:line-height="100%" fo:text-align="center" style:justify-single-word="false"/>
      <style:text-properties style:font-name="GF Zemen Unicode" fo:font-size="12pt" style:text-underline-style="solid" style:text-underline-width="auto" style:text-underline-color="font-color" officeooo:paragraph-rsid="001570ba" style:font-size-asian="12pt" style:font-name-complex="GF Zemen Unicode" style:font-size-complex="12pt"/>
    </style:style>
    <style:style style:name="P13" style:family="paragraph" style:parent-style-name="List_20_Paragraph" style:list-style-name="WWNum9">
      <style:paragraph-properties fo:line-height="100%" fo:text-align="justify" style:justify-single-word="false"/>
      <style:text-properties style:font-name="GF Zemen Unicode" fo:font-size="12pt" officeooo:paragraph-rsid="001570ba" style:font-size-asian="12pt" style:font-name-complex="GF Zemen Unicode" style:font-size-complex="12pt"/>
    </style:style>
    <style:style style:name="P14" style:family="paragraph" style:parent-style-name="List_20_Paragraph" style:list-style-name="WWNum9">
      <style:paragraph-properties fo:line-height="100%" fo:text-align="justify" style:justify-single-word="false"/>
      <style:text-properties style:font-name="GF Zemen Unicode" fo:font-size="12pt" officeooo:paragraph-rsid="002406fc" style:font-size-asian="12pt" style:font-name-complex="GF Zemen Unicode" style:font-size-complex="12pt"/>
    </style:style>
    <style:style style:name="P15" style:family="paragraph" style:parent-style-name="List_20_Paragraph" style:list-style-name="WWNum9">
      <style:paragraph-properties fo:line-height="100%" fo:text-align="justify" style:justify-single-word="false"/>
      <style:text-properties style:font-name="GF Zemen Unicode" fo:font-size="12pt" officeooo:paragraph-rsid="00228c3f" style:font-size-asian="12pt" style:font-name-complex="GF Zemen Unicode" style:font-size-complex="12pt"/>
    </style:style>
    <style:style style:name="P16" style:family="paragraph" style:parent-style-name="List_20_Paragraph" style:list-style-name="WWNum9">
      <style:paragraph-properties fo:line-height="100%" fo:text-align="justify" style:justify-single-word="false"/>
      <style:text-properties style:font-name="GF Zemen Unicode" fo:font-size="12pt" officeooo:paragraph-rsid="001c4eb4" style:font-size-asian="12pt" style:font-name-complex="GF Zemen Unicode" style:font-size-complex="12pt"/>
    </style:style>
    <style:style style:name="P17" style:family="paragraph" style:parent-style-name="List_20_Paragraph" style:list-style-name="WWNum9">
      <style:paragraph-properties fo:line-height="100%" fo:text-align="justify" style:justify-single-word="false"/>
      <style:text-properties style:font-name="GF Zemen Unicode" fo:font-size="12pt" officeooo:paragraph-rsid="00261db6" style:font-size-asian="12pt" style:font-name-complex="GF Zemen Unicode" style:font-size-complex="12pt"/>
    </style:style>
    <style:style style:name="P18" style:family="paragraph" style:parent-style-name="List_20_Paragraph" style:list-style-name="WWNum9">
      <style:paragraph-properties fo:line-height="100%"/>
      <style:text-properties style:font-name="GF Zemen Unicode" fo:font-size="12pt" officeooo:paragraph-rsid="0020114f" style:font-size-asian="12pt" style:font-name-complex="GF Zemen Unicode" style:font-size-complex="12pt"/>
    </style:style>
    <style:style style:name="P19" style:family="paragraph" style:parent-style-name="List_20_Paragraph" style:list-style-name="WWNum9">
      <style:paragraph-properties fo:line-height="100%"/>
      <style:text-properties style:font-name="GF Zemen Unicode" fo:font-size="12pt" officeooo:paragraph-rsid="00247cd7" style:font-size-asian="12pt" style:font-name-complex="GF Zemen Unicode" style:font-size-complex="12pt"/>
    </style:style>
    <style:style style:name="P20" style:family="paragraph" style:parent-style-name="List_20_Paragraph">
      <style:paragraph-properties fo:line-height="100%" fo:text-align="justify" style:justify-single-word="false"/>
      <style:text-properties style:font-name="GF Zemen Unicode" fo:font-size="12pt" officeooo:paragraph-rsid="001570ba" style:font-name-asian="MS Mincho" style:font-size-asian="12pt" style:font-name-complex="GF Zemen Unicode" style:font-size-complex="12pt"/>
    </style:style>
    <style:style style:name="P21" style:family="paragraph" style:parent-style-name="List_20_Paragraph" style:list-style-name="WWNum10">
      <style:paragraph-properties fo:margin-left="0.5in" fo:margin-right="0in" fo:line-height="100%" fo:text-align="justify" style:justify-single-word="false" fo:text-indent="-0.25in" style:auto-text-indent="false"/>
      <style:text-properties style:font-name="GF Zemen Unicode" fo:font-size="12pt" officeooo:paragraph-rsid="001570ba" style:font-name-asian="MS Mincho" style:font-size-asian="12pt" style:font-name-complex="GF Zemen Unicode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style:font-name-asian="MS Mincho"/>
    </style:style>
    <style:style style:name="T4" style:family="text">
      <style:text-properties style:text-underline-style="solid" style:text-underline-width="auto" style:text-underline-color="font-color" officeooo:rsid="0020114f" style:font-name-asian="MS Mincho"/>
    </style:style>
    <style:style style:name="T5" style:family="text">
      <style:text-properties style:text-underline-style="solid" style:text-underline-width="auto" style:text-underline-color="font-color" officeooo:rsid="0019ac27"/>
    </style:style>
    <style:style style:name="T6" style:family="text">
      <style:text-properties style:text-underline-style="solid" style:text-underline-width="auto" style:text-underline-color="font-color" officeooo:rsid="0020114f"/>
    </style:style>
    <style:style style:name="T7" style:family="text">
      <style:text-properties style:text-underline-style="solid" style:text-underline-width="auto" style:text-underline-color="font-color" officeooo:rsid="00228c3f"/>
    </style:style>
    <style:style style:name="T8" style:family="text">
      <style:text-properties style:text-underline-style="solid" style:text-underline-width="auto" style:text-underline-color="font-color" officeooo:rsid="002406fc"/>
    </style:style>
    <style:style style:name="T9" style:family="text">
      <style:text-properties style:text-underline-style="solid" style:text-underline-width="auto" style:text-underline-color="font-color" officeooo:rsid="002439d4"/>
    </style:style>
    <style:style style:name="T10" style:family="text">
      <style:text-properties style:text-underline-style="solid" style:text-underline-width="auto" style:text-underline-color="font-color" officeooo:rsid="00247cd7"/>
    </style:style>
    <style:style style:name="T11" style:family="text">
      <style:text-properties style:text-underline-style="solid" style:text-underline-width="auto" style:text-underline-color="font-color" officeooo:rsid="00260212"/>
    </style:style>
    <style:style style:name="T12" style:family="text">
      <style:text-properties style:text-underline-style="solid" style:text-underline-width="auto" style:text-underline-color="font-color" officeooo:rsid="00261db6"/>
    </style:style>
    <style:style style:name="T13" style:family="text">
      <style:text-properties style:font-name-asian="MS Mincho"/>
    </style:style>
    <style:style style:name="T14" style:family="text">
      <style:text-properties officeooo:rsid="002379c3" style:font-name-asian="MS Mincho"/>
    </style:style>
    <style:style style:name="T15" style:family="text">
      <style:text-properties officeooo:rsid="001bbd9d"/>
    </style:style>
    <style:style style:name="T16" style:family="text">
      <style:text-properties officeooo:rsid="0020114f"/>
    </style:style>
    <style:style style:name="T17" style:family="text">
      <style:text-properties officeooo:rsid="00228c3f"/>
    </style:style>
    <style:style style:name="T18" style:family="text">
      <style:text-properties style:text-underline-style="none" style:font-name-asian="MS Mincho"/>
    </style:style>
    <style:style style:name="T19" style:family="text">
      <style:text-properties style:text-underline-style="none" officeooo:rsid="002379c3" style:font-name-asian="MS Mincho"/>
    </style:style>
    <style:style style:name="T20" style:family="text">
      <style:text-properties officeooo:rsid="002406f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for each=&quot;o in objects&quot;&gt;">Start Loop</text:text-input></text:p>
      <text:p text:style-name="P4"><draw:frame draw:style-name="fr1" draw:name="image: asimage(o.employee_id.image_medium)" text:anchor-type="paragraph" svg:x="6.2807in" svg:y="0.0193in" svg:width="1.1937in" draw:z-index="0"><draw:text-box fo:min-height="1.2071in"><text:p text:style-name="P2"/></draw:text-box></draw:frame>ብራም ፍላወርስ ኃ.የተ.የግል ማኀበር</text:p>
      <text:p text:style-name="P11">ለተወሰነ ጊዜ የተደረገ የቅጥር ውል</text:p>
      <text:p text:style-name="P12"/>
      <text:list xml:id="list761360000613386266" text:style-name="WWNum9">
        <text:list-item>
          <text:p text:style-name="P13">የቀጣሪው መ/ቤት ስም፡-<text:span text:style-name="T1"> </text:span><text:span text:style-name="T2">ብራም ፍላወርስ ኃ.የተ.የግል ማኀበር</text:span></text:p>
        </text:list-item>
        <text:list-item>
          <text:p text:style-name="P13">የሚገኝበት ቦታ፡-<text:span text:style-name="T1"> </text:span><text:span text:style-name="T2">ዝዋይ </text:span></text:p>
        </text:list-item>
        <text:list-item>
          <text:p text:style-name="P14">የ<text:span text:style-name="T20">ሠ</text:span>ራተኛው ስም፡- <text:span text:style-name="T1"><text:text-input text:description="&lt;o.employee_id.ethiopic_name&gt;">EthioName</text:text-input></text:span></text:p>
        </text:list-item>
        <text:list-item>
          <text:p text:style-name="P18"><text:span text:style-name="T16">የትውልድ ዘመን፡- </text:span><text:span text:style-name="T6"><text:text-input text:description="&lt;formatted_ethiopic_dob(o.employee_id.etcal_dob_month, o.employee_id.etcal_dob_day, o.employee_id.etcal_dob_year)&gt;">EthioDob</text:text-input></text:span><text:span text:style-name="T16"> </text:span>እድሜ፡- <text:span text:style-name="T1"><text:text-input text:description="&lt;get_age(o.employee_id.birthday)&gt;">Age</text:text-input></text:span> ፆታ፡ <text:text-input text:description="&lt;choose&gt;">Choose</text:text-input><text:text-input text:description="&lt;when test=&quot;o.employee_id.gender == 'male'&quot;&gt;">WhenMa</text:text-input><text:span text:style-name="T5">ወንድ</text:span><text:text-input text:description="&lt;/when&gt;">endWhen</text:text-input><text:text-input text:description="&lt;when test=&quot;o.employee_id.gender == 'female'&quot;&gt;">WhenFe</text:text-input><text:span text:style-name="T5">ሴት</text:span><text:text-input text:description="&lt;/when&gt;">endWhen</text:text-input><text:text-input text:description="&lt;/choose&gt;">endChoose</text:text-input> <text:s text:c="2"/>አድራሻ፡- <text:span text:style-name="T1"><text:text-input text:description="&lt;o.employee_id.address_home_id.city&gt;">City</text:text-input></text:span></text:p>
        </text:list-item>
        <text:list-item>
          <text:p text:style-name="P15">የተቀጠ<text:span text:style-name="T17">ሩ</text:span>በት የ<text:span text:style-name="T17">ሥ</text:span>ራ መደብ ፡- <text:span text:style-name="T3">የጉልበት ሰራተኛ</text:span></text:p>
        </text:list-item>
        <text:list-item>
          <text:p text:style-name="P14">የ<text:span text:style-name="T17">ሥ</text:span>ራ ሰዓት<text:span text:style-name="T13"> ፡</text:span><text:span text:style-name="T3"> </text:span><text:span text:style-name="T1">በቀን ስምንት (8) ስዓት በሳምንት 48 ስዓት ሲሆን <text:s/>እንደ </text:span><text:span text:style-name="T8">ሥ</text:span><text:span text:style-name="T1">ራው አይነት ድርጅቱ በሚመድበው <text:s/>የፈረቃ <text:s/>ግዜ</text:span></text:p>
        </text:list-item>
        <text:list-item>
          <text:p text:style-name="P19">የ<text:span text:style-name="T20">ሠ</text:span>ራተኛው ግዴታዎች ፡<text:span text:style-name="T2"> </text:span><text:span text:style-name="T1">በቅርብ <text:s/>አለቃ</text:span><text:span text:style-name="T7">ቸ</text:span><text:span text:style-name="T1">ው <text:s/>የሚታዘዘውን </text:span><text:span text:style-name="T7">ሥ</text:span><text:span text:style-name="T1">ራ እራ</text:span><text:span text:style-name="T8">ሳቸው</text:span><text:span text:style-name="T1"> ለመስራት </text:span><text:span text:style-name="T9">ብለውም</text:span><text:span text:style-name="T1"> <text:s/>ለ</text:span><text:span text:style-name="T9">ሥ</text:span><text:span text:style-name="T1">ራ አግባብ ተዘጋጅተው <text:s/>የሚቀርቡትን <text:s/>የአ</text:span><text:span text:style-name="T10">ሠ</text:span><text:span text:style-name="T1">ሪውን የ</text:span><text:span text:style-name="T9">ሥ</text:span><text:span text:style-name="T1">ራ <text:s/>መመሪያዎችና ደንቦች በሙሉ የመተግበርና በእነሱም የመገዛት</text:span></text:p>
        </text:list-item>
        <text:list-item>
          <text:p text:style-name="P16">የሚከፈ<text:span text:style-name="T15">ልዎት</text:span> ደመወዝ ብር(ግሮስ)፡-<text:span text:style-name="T13"> </text:span><text:span text:style-name="T3"><text:text-input text:description="&lt;o.wage&gt;">Wage</text:text-input></text:span><text:span text:style-name="T3"> </text:span><text:span text:style-name="T4">(</text:span><text:span text:style-name="T4"><text:text-input text:description="&lt;get_amharic_text(o.wage)&gt;">Text</text:text-input></text:span><text:span text:style-name="T4">)</text:span></text:p>
        </text:list-item>
        <text:list-item>
          <text:p text:style-name="P17">የአከፋፈል ሁኔታ፡-<text:span text:style-name="T13"> </text:span><text:span text:style-name="T1">በየወሩ መጨረሻ በጥሬ ገንዘብ ለ</text:span><text:span text:style-name="T9">ሠ</text:span><text:span text:style-name="T1">ራተኛው ወይም </text:span><text:span text:style-name="T9">ሠ</text:span><text:span text:style-name="T1">ራተኛው በህግ ለወከ</text:span><text:span text:style-name="T9">ሉት</text:span><text:span text:style-name="T1"> ሰው በወር የሚያገ</text:span><text:span text:style-name="T12">ኙትን</text:span><text:span text:style-name="T1"> የገንዘብ መጠን በ</text:span><text:span text:style-name="T10">ሥ</text:span><text:span text:style-name="T1">ራ </text:span><text:span text:style-name="T11">ላይ </text:span><text:span text:style-name="T1">ባሳለ</text:span><text:span text:style-name="T11">ፉት</text:span><text:span text:style-name="T1"> ቀን ተባዝቶ ይከፈላል፡፡</text:span></text:p>
        </text:list-item>
        <text:list-item>
          <text:p text:style-name="P13">ውሉ የሚቆየው ፡-<text:span text:style-name="T13"> </text:span><text:span text:style-name="T1">ውሉ ፀንቶ የሚቆየው ለ45 ቀናት የሙከራ ግዜ ሲሆን የሙከራ ግዜዎን በአግባቡ ካጠናቀቁ ወደ ቋሚ ኮንትራት ሰራተኛነት የሚዛወሩ ሲሆን የተሰጠዎን ሃላፊነት በአግባቡ ካልተወጡ ግን የስራ ውሉ የሚቋረጥ ይሆናል፡፡ </text:span></text:p>
        </text:list-item>
        <text:list-item>
          <text:p text:style-name="P15">ማንኛውም አይነት ድርጅ<text:span text:style-name="T17">ቱ</text:span> የሚሰጣቸው ጥቅማ ጥቅሞች በዚህ የሙከራ ወቅት ተፈፃሚ አይሆንም፡፡</text:p>
        </text:list-item>
        <text:list-item>
          <text:p text:style-name="P13">ውሉ የሚቆይበት ግዜ፡-ከ<text:span text:style-name="T13"> </text:span><text:span text:style-name="T3"><text:text-input text:description="&lt;o.trial_date_start&gt;">Start</text:text-input></text:span><text:span text:style-name="T13"> </text:span><text:span text:style-name="T14">G.C.</text:span><text:span text:style-name="T13"> </text:span>እስከ<text:span text:style-name="T3"><text:text-input text:description="&lt;o.trial_date_end&gt;">End</text:text-input></text:span><text:span text:style-name="T18"> </text:span><text:span text:style-name="T19">G.C.</text:span></text:p>
        </text:list-item>
      </text:list>
      <text:p text:style-name="P20"/>
      <text:list xml:id="list8858743668794342919" text:style-name="WWNum10">
        <text:list-item>
          <text:p text:style-name="P21">በዚህ ውል ስምምነት ውስጥ ያልተሸፈኑ ጉዳዮች በሙሉ በአሰሪና ሰራተኛ አዋጅ 377/96 እና ድርጅቱ በሚያወጣቸው ፖሊሲዎች የሚሸፈኑ ይሆናል፡፡</text:p>
        </text:list-item>
      </text:list>
      <text:p text:style-name="P7"><text:span text:style-name="T3">የአሰሪ መ/ቤት ወኪል</text:span><text:span text:style-name="T13"><text:tab/><text:tab/><text:tab/><text:tab/><text:tab/> <text:s text:c="6"/></text:span><text:span text:style-name="T3">የሰራተኛው</text:span></text:p>
      <text:p text:style-name="P5"><text:tab/></text:p>
      <text:p text:style-name="P8"/>
      <text:p text:style-name="P8">ፊርማ፡-_________________<text:tab/><text:tab/><text:tab/><text:tab/>ፊርማ፡-_________________</text:p>
      <text:p text:style-name="P5"/>
      <text:p text:style-name="P9"><text:span text:style-name="T13">ስም፡-</text:span><text:span text:style-name="T3"> <text:s text:c="18"/></text:span><text:span text:style-name="T13"><text:s text:c="10"/><text:tab/> <text:s text:c="6"/>ስም፡-__________________</text:span></text:p>
      <text:p text:style-name="P6"><text:text-input text:description="&lt;if test=&quot;o != objects[-1]&quot;&gt;">ifLastRec</text:text-input></text:p>
      <text:p text:style-name="P10"><text:text-input text:description="&lt;/if&gt;">endIf</text:text-input></text:p>
      <text:p text:style-name="P6"><text:text-input text:description="&lt;/for&gt;">End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GF Zemen Unicode" svg:font-family="'GF Zemen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raam_20_Watermark" style:display-name="Braam Watermark" style:family="paragraph" style:parent-style-name="Standard" style:class="chapter">
      <style:paragraph-properties fo:background-color="transparent">
        <style:background-image xlink:href="Pictures/100002010000025A0000025A340E94E1.png" xlink:type="simple" xlink:actuate="onLoad"/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244in" style:type="center"/>
          <style:tab-stop style:position="7.2484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ListLabel_20_2" style:display-name="ListLabel 2" style:family="text">
      <style:text-properties fo:font-size="10.5pt" style:text-underline-style="none" style:font-size-asian="10.5pt"/>
    </style:style>
    <style:style style:name="ListLabel_20_3" style:display-name="ListLabel 3" style:family="text">
      <style:text-properties style:font-name-complex="Courier New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70ba"/>
    </style:style>
    <style:page-layout style:name="Mpm1">
      <style:page-layout-properties fo:page-width="8.2701in" fo:page-height="11.6902in" style:num-format="1" style:print-orientation="portrait" fo:margin-top="0.1902in" fo:margin-bottom="0.4098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>
          <style:background-image xlink:href="Pictures/100002010000089800000227A3A23EC0.png" xlink:type="simple" xlink:actuate="onLoad" style:position="top left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02T13:47:53</meta:creation-date>
    <dc:date>2013-07-09T09:26:58</dc:date>
    <dc:creator>Mike </dc:creator>
    <meta:editing-duration>PT2H56M48S</meta:editing-duration>
    <meta:editing-cycles>28</meta:editing-cycles>
    <meta:generator>LibreOffice/4.0.2.2$Linux_x86 LibreOffice_project/400m0$Build-2</meta:generator>
    <meta:document-statistic meta:table-count="0" meta:image-count="0" meta:object-count="0" meta:page-count="2" meta:paragraph-count="23" meta:word-count="196" meta:character-count="1132" meta:non-whitespace-character-count="907"/>
  </office:meta>
</office:document-meta>
</file>